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0437in"/>
    </style:style>
    <style:style style:name="TableColumn8" style:family="table-column">
      <style:table-column-properties style:column-width="3.2888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language="en" fo:country="US"/>
    </style:style>
    <style:style style:name="T21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language="en" fo:country="US"/>
    </style:style>
    <style:style style:name="T22" style:parent-style-name="DefaultParagraphFont" style:family="text"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font-weight="bold" style:font-weight-asian="bold" style:font-weight-complex="bold" fo:language="en" fo:country="US"/>
    </style:style>
    <style:style style:name="TableCell27" style:family="table-cell">
      <style:table-cell-properties fo:border="0.0069in solid #999999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ableRow41" style:family="table-row">
      <style:table-row-properties/>
    </style:style>
    <style:style style:name="TableCell42" style:family="table-cell">
      <style:table-cell-properties fo:border="0.0069in solid #999999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4" style:family="table-cell">
      <style:table-cell-properties fo:border="0.0069in solid #999999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</text:span><text:span text:style-name="T18">c<text:s/></text:span><text:span text:style-name="T19">in<text:s/></text:span><text:span text:style-name="T20">c</text:span><text:span text:style-name="T21">u</text:span><text:span text:style-name="T22">stomers</text:span><text:span text:style-name="T23">]&gt;&gt;&lt;&lt;[</text:span><text:span text:style-name="T24">Customer</text:span><text:span text:style-name="T25">Name</text:span><text:span text:style-name="T26">]&gt;&gt;</text:span></text:p>
                </table:table-cell>
                <table:table-cell table:style-name="TableCell27">
                  <text:p text:style-name="P28"><text:span text:style-name="T29">&lt;&lt;[</text:span><text:span text:style-name="T30">c.Order</text:span><text:span text:style-name="T31">s</text:span><text:span text:style-name="T32">.</text:span><text:span text:style-name="T33">Sum</text:span><text:span text:style-name="T34">(y=&gt; y</text:span><text:span text:style-name="T35">.ProductOrders.Sum(x=&gt;x</text:span><text:span text:style-name="T36">.</text:span><text:span text:style-name="T37">Price</text:span><text:span text:style-name="T38">)</text:span><text:span text:style-name="T39">)</text:span><text:span text:style-name="T40">]&gt;&gt;&lt;&lt;/foreach&gt;&gt;</text:span></text:p>
                </table:table-cell>
              </table:table-row>
              <table:table-row table:style-name="TableRow41">
                <table:table-cell table:style-name="TableCell42">
                  <text:p text:style-name="P43">Total:</text:p>
                </table:table-cell>
                <table:table-cell table:style-name="TableCell44">
                  <text:p text:style-name="P45"><text:span text:style-name="T46">&lt;&lt;[</text:span><text:span text:style-name="T47">ds</text:span><text:span text:style-name="T48">.ProductOrder</text:span><text:span text:style-name="T49">.Sum(y=&gt;y.Price</text:span><text:span text:style-name="T50">)]&gt;&gt;</text:span></text:p>
                </table:table-cell>
              </table:table-row>
            </table:table>
            <text:p text:style-name="P51"/>
            <text:p text:style-name="P5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3:00Z</meta:creation-date>
    <dc:date>2015-12-14T07:03:00Z</dc:date>
    <meta:template xlink:href="Normal" xlink:type="simple"/>
    <meta:editing-cycles>2</meta:editing-cycles>
    <meta:editing-duration>PT0S</meta:editing-duration>
    <meta:document-statistic meta:page-count="1" meta:paragraph-count="1" meta:word-count="28" meta:character-count="188" meta:row-count="1" meta:non-whitespace-character-count="161"/>
  </office:meta>
</office:document-meta>
</file>